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style:tab-stops>
          <style:tab-stop style:position="0.5in"/>
        </style:tab-stops>
      </style:paragraph-properties>
    </style:style>
    <style:style style:name="P6" style:family="paragraph" style:parent-style-name="Body_20_Text">
      <style:paragraph-properties>
        <style:tab-stops>
          <style:tab-stop style:position="0.5in"/>
        </style:tab-stops>
      </style:paragraph-properties>
      <style:text-properties officeooo:paragraph-rsid="001304b1"/>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b8231"/>
    </style:style>
    <style:style style:name="P11" style:family="paragraph" style:parent-style-name="Body_20_Text">
      <style:text-properties officeooo:paragraph-rsid="000d8218"/>
    </style:style>
    <style:style style:name="P12" style:family="paragraph" style:parent-style-name="Body_20_Text">
      <style:text-properties fo:font-weight="normal" officeooo:paragraph-rsid="00130fbe" style:font-weight-asian="normal" style:font-weight-complex="normal"/>
    </style:style>
    <style:style style:name="P13" style:family="paragraph" style:parent-style-name="Body_20_Text">
      <style:text-properties officeooo:paragraph-rsid="001e265f"/>
    </style:style>
    <style:style style:name="P14" style:family="paragraph" style:parent-style-name="Body_20_Text">
      <style:text-properties officeooo:paragraph-rsid="00218602"/>
    </style:style>
    <style:style style:name="P15" style:family="paragraph" style:parent-style-name="Body_20_Text">
      <style:text-properties officeooo:paragraph-rsid="00286d47"/>
    </style:style>
    <style:style style:name="P16" style:family="paragraph" style:parent-style-name="Body_20_Text">
      <style:text-properties officeooo:paragraph-rsid="00295b67"/>
    </style:style>
    <style:style style:name="P17" style:family="paragraph" style:parent-style-name="Normal">
      <style:paragraph-properties fo:margin-top="0in" fo:margin-bottom="0in" style:contextual-spacing="false"/>
    </style:style>
    <style:style style:name="P18"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1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2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officeooo:paragraph-rsid="00295b67"/>
    </style:style>
    <style:style style:name="P2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2"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23"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officeooo:paragraph-rsid="0021f570" style:font-size-asian="10pt" style:font-style-asian="italic" style:font-size-complex="10pt" style:font-style-complex="italic"/>
    </style:style>
    <style:style style:name="P24"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25" style:family="paragraph" style:parent-style-name="Command">
      <style:paragraph-properties fo:margin-left="0.5in" fo:margin-right="0in" fo:text-indent="0in" style:auto-text-indent="false">
        <style:tab-stops/>
      </style:paragraph-properties>
    </style:style>
    <style:style style:name="P26" style:family="paragraph" style:parent-style-name="File">
      <style:paragraph-properties fo:text-align="center" style:justify-single-word="false"/>
    </style:style>
    <style:style style:name="P27" style:family="paragraph" style:parent-style-name="File">
      <style:text-properties officeooo:paragraph-rsid="001e265f"/>
    </style:style>
    <style:style style:name="P28" style:family="paragraph" style:parent-style-name="Text_20_body">
      <style:text-properties officeooo:paragraph-rsid="000594dc"/>
    </style:style>
    <style:style style:name="P29" style:family="paragraph" style:parent-style-name="Text_20_body">
      <style:text-properties officeooo:paragraph-rsid="001304b1"/>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officeooo:paragraph-rsid="00130fbe" style:font-weight-asian="normal" style:font-weight-complex="normal"/>
    </style:style>
    <style:style style:name="P32" style:family="paragraph" style:parent-style-name="Command">
      <style:text-properties officeooo:paragraph-rsid="0004eafc"/>
    </style:style>
    <style:style style:name="P33" style:family="paragraph" style:parent-style-name="Command">
      <style:text-properties officeooo:paragraph-rsid="001304b1"/>
    </style:style>
    <style:style style:name="P34" style:family="paragraph" style:parent-style-name="Command">
      <style:text-properties officeooo:paragraph-rsid="00192f64"/>
    </style:style>
    <style:style style:name="P35" style:family="paragraph" style:parent-style-name="Command">
      <style:text-properties officeooo:paragraph-rsid="001aaec4"/>
    </style:style>
    <style:style style:name="P36" style:family="paragraph" style:parent-style-name="Table_20_Contents">
      <style:text-properties officeooo:paragraph-rsid="001e265f"/>
    </style:style>
    <style:style style:name="P37" style:family="paragraph" style:parent-style-name="Table_20_Heading">
      <style:text-properties officeooo:paragraph-rsid="001e265f"/>
    </style:style>
    <style:style style:name="P38" style:family="paragraph" style:parent-style-name="List" style:list-style-name="L1">
      <style:text-properties fo:font-weight="bold" officeooo:paragraph-rsid="001304b1" style:font-weight-asian="bold" style:font-weight-complex="bold"/>
    </style:style>
    <style:style style:name="P39" style:family="paragraph" style:parent-style-name="List" style:list-style-name="L1">
      <style:text-properties fo:font-weight="bold" officeooo:paragraph-rsid="00130fbe" style:font-weight-asian="bold" style:font-weight-complex="bold"/>
    </style:style>
    <style:style style:name="P40" style:family="paragraph" style:parent-style-name="List" style:list-style-name="L7">
      <style:text-properties fo:font-weight="bold" officeooo:paragraph-rsid="001e265f" style:font-weight-asian="bold" style:font-weight-complex="bold"/>
    </style:style>
    <style:style style:name="P41" style:family="paragraph" style:parent-style-name="List" style:list-style-name="L2"/>
    <style:style style:name="P42" style:family="paragraph" style:parent-style-name="List" style:list-style-name="L4"/>
    <style:style style:name="P43" style:family="paragraph" style:parent-style-name="List" style:list-style-name="L5"/>
    <style:style style:name="P44" style:family="paragraph" style:parent-style-name="Normal" style:master-page-name="MP0">
      <style:paragraph-properties fo:margin-top="0.0402in" fo:margin-bottom="0.0402in" style:contextual-spacing="false" style:page-number="auto" fo:break-before="page"/>
    </style:style>
    <style:style style:name="P45" style:family="paragraph" style:parent-style-name="Heading_20_2">
      <style:text-properties officeooo:paragraph-rsid="00042c60"/>
    </style:style>
    <style:style style:name="P46" style:family="paragraph" style:parent-style-name="Heading_20_2">
      <style:text-properties officeooo:paragraph-rsid="00295b67"/>
    </style:style>
    <style:style style:name="P47" style:family="paragraph" style:parent-style-name="Heading_20_2">
      <style:text-properties officeooo:paragraph-rsid="001e265f"/>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Heading_20_1">
      <style:text-properties fo:font-weight="bold" style:font-weight-asian="bold" style:font-weight-complex="bold"/>
    </style:style>
    <style:style style:name="P50" style:family="paragraph" style:parent-style-name="Heading_20_1">
      <style:paragraph-properties fo:margin-top="0in" fo:margin-bottom="0.1701in" style:contextual-spacing="false" fo:break-before="page"/>
    </style:style>
    <style:style style:name="P51"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52" style:family="paragraph" style:parent-style-name="Heading_20_1">
      <style:paragraph-properties fo:margin-top="0in" fo:margin-bottom="0in" style:contextual-spacing="false" fo:break-before="page"/>
    </style:style>
    <style:style style:name="P53" style:family="paragraph" style:parent-style-name="Heading_20_3">
      <style:text-properties officeooo:paragraph-rsid="00192f64"/>
    </style:style>
    <style:style style:name="P54" style:family="paragraph" style:parent-style-name="Heading_20_3">
      <style:text-properties officeooo:paragraph-rsid="001aaec4"/>
    </style:style>
    <style:style style:name="P55" style:family="paragraph" style:parent-style-name="Heading_20_3">
      <style:text-properties officeooo:paragraph-rsid="000d8218"/>
    </style:style>
    <style:style style:name="P56" style:family="paragraph" style:parent-style-name="Heading_20_3">
      <style:text-properties officeooo:paragraph-rsid="0007d6d6"/>
    </style:style>
    <style:style style:name="P57" style:family="paragraph" style:parent-style-name="Heading_20_3">
      <style:text-properties officeooo:paragraph-rsid="000b8231"/>
    </style:style>
    <style:style style:name="P58" style:family="paragraph" style:parent-style-name="Heading_20_3">
      <style:text-properties officeooo:paragraph-rsid="001e265f"/>
    </style:style>
    <style:style style:name="P59" style:family="paragraph" style:parent-style-name="Heading_20_3">
      <style:text-properties officeooo:paragraph-rsid="002e5739"/>
    </style:style>
    <style:style style:name="P60" style:family="paragraph" style:parent-style-name="Contents_20_Heading">
      <style:paragraph-properties fo:break-before="page"/>
    </style:style>
    <style:style style:name="P61" style:family="paragraph" style:parent-style-name="List_20_Number" style:list-style-name="L6"/>
    <style:style style:name="P62" style:family="paragraph" style:parent-style-name="List_20_Number" style:list-style-name="L6">
      <style:text-properties officeooo:paragraph-rsid="0007d6d6"/>
    </style:style>
    <style:style style:name="P63" style:family="paragraph" style:parent-style-name="Body_20_Text" style:list-style-name="L3"/>
    <style:style style:name="P64" style:family="paragraph" style:parent-style-name="Body_20_Text">
      <style:text-properties officeooo:paragraph-rsid="002b14fa"/>
    </style:style>
    <style:style style:name="P65" style:family="paragraph" style:parent-style-name="Body_20_Text">
      <style:text-properties officeooo:paragraph-rsid="002e5739"/>
    </style:style>
    <style:style style:name="P66" style:family="paragraph" style:parent-style-name="Body_20_Text">
      <style:paragraph-properties fo:margin-top="0.0402in" fo:margin-bottom="0.0402in" style:contextual-spacing="false"/>
      <style:text-properties officeooo:paragraph-rsid="002e5739"/>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name-asian="Times New Roman" style:font-size-asian="18pt" style:language-asian="en" style:country-asian="US" style:font-weight-asian="bold" style:font-name-complex="Times New Roman" style:language-complex="ar" style:country-complex="SA"/>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style:font-name-asian="Times New Roman" style:font-style-asian="normal" style:font-name-complex="Times New Roman" style:font-style-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August 2014</text:p>
      <text:p text:style-name="P3"/>
      <text:p text:style-name="P4">Ritchie Lab, Center for Systems Genomics</text:p>
      <text:p text:style-name="P4">Pennsylvania State University, University Park, PA 16802</text:p>
      <text:p text:style-name="P4">URL: https://ritchielab.psu.edu/</text:p>
      <text:p text:style-name="P66"><text:span text:style-name="Default_20_Paragraph_20_Font"><text:span text:style-name="T3">Email: </text:span></text:span><text:a xlink:type="simple" xlink:href="mailto:software@ritchielab.psu.edu"><text:span text:style-name="Default_20_Paragraph_20_Font"><text:span text:style-name="T4">software@ritchielab.psu.edu</text:span></text:span></text:a></text:p>
      <text:p text:style-name="P66"><text:span text:style-name="Default_20_Paragraph_20_Font"><text:span text:style-name="T5"/></text:span></text:p>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text/>
            <text:index-entry-tab-stop style:type="right" style:leader-char="."/>
            <text:index-entry-page-number/>
            <text:index-entry-link-end/>
          </text:table-of-content-entry-template>
        </text:table-of-content-source>
        <text:index-body>
          <text:index-title text:style-name="Sect2" text:name="Table of Contents1_Head">
            <text:p text:style-name="P60">Table of Contents</text:p>
          </text:index-title>
          <text:p text:style-name="P67"><text:a xlink:type="simple" xlink:href="#__RefHeading__264_765549263" text:style-name="Index_20_Link" text:visited-style-name="Index_20_Link">Overview<text:tab/>3</text:a></text:p>
          <text:p text:style-name="P67"><text:a xlink:type="simple" xlink:href="#__RefHeading__2327_1750831525" text:style-name="Index_20_Link" text:visited-style-name="Index_20_Link">Examples<text:tab/>4</text:a></text:p>
          <text:p text:style-name="P67"><text:a xlink:type="simple" xlink:href="#__RefHeading__1633_671551702" text:style-name="Index_20_Link" text:visited-style-name="Index_20_Link">PLATO Quick Reference<text:tab/>5</text:a></text:p>
          <text:p text:style-name="P67"><text:a xlink:type="simple" xlink:href="#__RefHeading__270_765549263" text:style-name="Index_20_Link" text:visited-style-name="Index_20_Link">Installation<text:tab/>6</text:a></text:p>
          <text:p text:style-name="P48"><text:a xlink:type="simple" xlink:href="#__RefHeading__272_765549263" text:style-name="Index_20_Link" text:visited-style-name="Index_20_Link">Prerequisites<text:tab/>6</text:a></text:p>
          <text:p text:style-name="P48"><text:a xlink:type="simple" xlink:href="#__RefHeading__274_765549263" text:style-name="Index_20_Link" text:visited-style-name="Index_20_Link">Unpacking<text:tab/>6</text:a></text:p>
          <text:p text:style-name="P48"><text:a xlink:type="simple" xlink:href="#__RefHeading__276_765549263" text:style-name="Index_20_Link" text:visited-style-name="Index_20_Link">Configuration<text:tab/>6</text:a></text:p>
          <text:p text:style-name="P48"><text:a xlink:type="simple" xlink:href="#__RefHeading__278_765549263" text:style-name="Index_20_Link" text:visited-style-name="Index_20_Link">Compilation and Installation<text:tab/>6</text:a></text:p>
          <text:p text:style-name="P67"><text:a xlink:type="simple" xlink:href="#__RefHeading__2369_671551702" text:style-name="Index_20_Link" text:visited-style-name="Index_20_Link">Running PLATO<text:tab/>7</text:a></text:p>
          <text:p text:style-name="P48"><text:a xlink:type="simple" xlink:href="#__RefHeading__2083_1750831525" text:style-name="Index_20_Link" text:visited-style-name="Index_20_Link">Parallel Options<text:tab/>7</text:a></text:p>
          <text:p text:style-name="P48"><text:a xlink:type="simple" xlink:href="#__RefHeading__2371_671551702" text:style-name="Index_20_Link" text:visited-style-name="Index_20_Link">Special Options<text:tab/>7</text:a></text:p>
          <text:p text:style-name="P48"><text:a xlink:type="simple" xlink:href="#__RefHeading__2373_671551702" text:style-name="Index_20_Link" text:visited-style-name="Index_20_Link">Global Options<text:tab/>8</text:a></text:p>
          <text:p text:style-name="P67"><text:a xlink:type="simple" xlink:href="#__RefHeading__286_765549263" text:style-name="Index_20_Link" text:visited-style-name="Index_20_Link">Commands<text:tab/>9</text:a></text:p>
          <text:p text:style-name="P48"><text:a xlink:type="simple" xlink:href="#__RefHeading__1627_671551702" text:style-name="Index_20_Link" text:visited-style-name="Index_20_Link">batch<text:tab/>9</text:a></text:p>
          <text:p text:style-name="P48"><text:a xlink:type="simple" xlink:href="#__RefHeading__1629_671551702" text:style-name="Index_20_Link" text:visited-style-name="Index_20_Link">concordance<text:tab/>9</text:a></text:p>
          <text:p text:style-name="P48"><text:a xlink:type="simple" xlink:href="#__RefHeading__1665_671551702" text:style-name="Index_20_Link" text:visited-style-name="Index_20_Link">filter-maf<text:tab/>10</text:a></text:p>
          <text:p text:style-name="P48"><text:a xlink:type="simple" xlink:href="#__RefHeading__1667_671551702" text:style-name="Index_20_Link" text:visited-style-name="Index_20_Link">filter-marker-call<text:tab/>11</text:a></text:p>
          <text:p text:style-name="P48"><text:a xlink:type="simple" xlink:href="#__RefHeading__1669_671551702" text:style-name="Index_20_Link" text:visited-style-name="Index_20_Link">filter-sample-call<text:tab/>11</text:a></text:p>
          <text:p text:style-name="P48"><text:a xlink:type="simple" xlink:href="#__RefHeading__1671_671551702" text:style-name="Index_20_Link" text:visited-style-name="Index_20_Link">filter-trait-missing<text:tab/>11</text:a></text:p>
          <text:p text:style-name="P48"><text:a xlink:type="simple" xlink:href="#__RefHeading__1631_671551702" text:style-name="Index_20_Link" text:visited-style-name="Index_20_Link">linear<text:tab/>11</text:a></text:p>
          <text:p text:style-name="P48"><text:a xlink:type="simple" xlink:href="#__RefHeading__1596_671551702" text:style-name="Index_20_Link" text:visited-style-name="Index_20_Link">load-data<text:tab/>14</text:a></text:p>
          <text:p text:style-name="P48"><text:a xlink:type="simple" xlink:href="#__RefHeading__1673_671551702" text:style-name="Index_20_Link" text:visited-style-name="Index_20_Link">load-trait<text:tab/>19</text:a></text:p>
          <text:p text:style-name="P48"><text:a xlink:type="simple" xlink:href="#__RefHeading__1594_671551702" text:style-name="Index_20_Link" text:visited-style-name="Index_20_Link">logistic<text:tab/>20</text:a></text:p>
          <text:p text:style-name="P48"><text:a xlink:type="simple" xlink:href="#__RefHeading__1675_671551702" text:style-name="Index_20_Link" text:visited-style-name="Index_20_Link">output-beagle<text:tab/>21</text:a></text:p>
          <text:p text:style-name="P48"><text:a xlink:type="simple" xlink:href="#__RefHeading__1677_671551702" text:style-name="Index_20_Link" text:visited-style-name="Index_20_Link">output-bed<text:tab/>22</text:a></text:p>
          <text:p text:style-name="P48"><text:a xlink:type="simple" xlink:href="#__RefHeading__1679_671551702" text:style-name="Index_20_Link" text:visited-style-name="Index_20_Link">output-eigenstrat<text:tab/>22</text:a></text:p>
          <text:p text:style-name="P48"><text:a xlink:type="simple" xlink:href="#__RefHeading__1681_671551702" text:style-name="Index_20_Link" text:visited-style-name="Index_20_Link">output-ped<text:tab/>23</text:a></text:p>
          <text:p text:style-name="P48"><text:a xlink:type="simple" xlink:href="#__RefHeading__1683_671551702" text:style-name="Index_20_Link" text:visited-style-name="Index_20_Link">output-tped<text:tab/>23</text:a></text:p>
          <text:p text:style-name="P48"><text:a xlink:type="simple" xlink:href="#__RefHeading__1685_671551702" text:style-name="Index_20_Link" text:visited-style-name="Index_20_Link">recode-alleles<text:tab/>24</text:a></text:p>
          <text:p text:style-name="P48"><text:a xlink:type="simple" xlink:href="#__RefHeading__2203_1705211626" text:style-name="Index_20_Link" text:visited-style-name="Index_20_Link">regress-auto<text:tab/>25</text:a></text:p>
          <text:p text:style-name="P67"><text:a xlink:type="simple" xlink:href="#__RefHeading__2044_323500852" text:style-name="Index_20_Link" text:visited-style-name="Index_20_Link">Advanced Topics<text:tab/>25</text:a></text:p>
          <text:p text:style-name="P48"><text:a xlink:type="simple" xlink:href="#__RefHeading__2046_323500852" text:style-name="Index_20_Link" text:visited-style-name="Index_20_Link">Pre-Filtering Data<text:tab/>25</text:a></text:p>
          <text:p text:style-name="P48"><text:a xlink:type="simple" xlink:href="#__RefHeading__2048_323500852" text:style-name="Index_20_Link" text:visited-style-name="Index_20_Link">Permutation Testing<text:tab/>27</text:a></text:p>
          <text:p text:style-name="P48"><text:a xlink:type="simple" xlink:href="#__RefHeading__2050_323500852" text:style-name="Index_20_Link" text:visited-style-name="Index_20_Link">Model Generation for Regression<text:tab/>28</text:a></text:p>
        </text:index-body>
      </text:table-of-content>
      <text:p text:style-name="P66"><text:s/></text:p>
      <text:section text:style-name="Sect1" text:name="Sect2">
        <text:h text:style-name="P51" text:outline-level="1"><text:bookmark-start text:name="__RefHeading__264_765549263"/>Overview<text:bookmark-end text:name="__RefHeading__264_765549263"/></text:h>
        <text:p text:style-name="P5">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5">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33">$ plato [General Options] \</text:p>
        <text:p text:style-name="P33"><text:s text:c="8"/>command1 [command1 options] \</text:p>
        <text:p text:style-name="P33"><text:s text:c="8"/>command2 [command2 options] ...</text:p>
        <text:p text:style-name="P6">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6">When documenting the options for each command, we will use the following convention:</text:p>
        <text:p text:style-name="P30"><text:tab/>--&lt;option&gt; [-&lt;short name&gt;] &lt;argument type&gt; (=&lt;default value&gt;)</text:p>
        <text:p text:style-name="P29">Here, the option is the option name, with the short name given if it exists. <text:s/>If the option takes an argument, the type of the argument will be provided, with the type being one of the following:</text:p>
        <text:list xml:id="list938966952567843732" text:style-name="L1">
          <text:list-item>
            <text:p text:style-name="P38">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38">int<text:line-break/><text:span text:style-name="T13">An integer value. <text:s/>In most cases, the integer must be non-negative; if negative integers are allowed for this parameter, it will be explicitly stated in the option description.</text:span></text:p>
          </text:list-item>
          <text:list-item>
            <text:p text:style-name="P39">float<text:span text:style-name="T13"><text:line-break/>A floating-point (decimal) number. <text:s/>In most cases, only non-negative entries make sense, but PLATO does not enforce this restriction.</text:span></text:p>
          </text:list-item>
          <text:list-item>
            <text:p text:style-name="P39">enum<text:line-break/><text:span text:style-name="T13">A string value with a very limited set of valid inputs. <text:s/>When this argument is seen, the description of the option will describle all valid inputs for this parameter.</text:span></text:p>
          </text:list-item>
        </text:list>
        <text:p text:style-name="P31">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49" text:outline-level="1"><text:bookmark-start text:name="__RefHeading__2327_1750831525"/><text:soft-page-break/>Examples<text:bookmark-end text:name="__RefHeading__2327_1750831525"/></text:h>
        <text:p text:style-name="P12">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 </text:p>
        <text:h text:style-name="P53" text:outline-level="3">Recode PED/MAP to Binary PLINK format</text:h>
        <text:p text:style-name="P34">$ plato <text:bookmark-ref text:reference-format="text" text:ref-name="__RefHeading__1596_671551702">load-data</text:bookmark-ref> --file geno <text:bookmark-ref text:reference-format="text" text:ref-name="__RefHeading__1677_671551702">output-bed</text:bookmark-ref> --file binarygeno</text:p>
        <text:h text:style-name="P54" text:outline-level="3">Recode Binary PLINK to PED/MAP, Only a Single Chromosome</text:h>
        <text:p text:style-name="P35">$ plato <text:bookmark-ref text:reference-format="text" text:ref-name="__RefHeading__1596_671551702">load-data</text:bookmark-ref> --bfile bingeno --chrom 22 \</text:p>
        <text:p text:style-name="P35"><text:s text:c="8"/><text:bookmark-ref text:reference-format="text" text:ref-name="__RefHeading__1681_671551702">output-ped</text:bookmark-ref> --ped geno.ped --map custom_geno.map</text:p>
        <text:h text:style-name="P53" text:outline-level="3">Perform a Simple Case/Control GWAS (no covariates, Bonferroni corrected p-values)</text:h>
        <text:p text:style-name="P34">$ plato <text:bookmark-ref text:reference-format="text" text:ref-name="__RefHeading__1596_671551702">load-data</text:bookmark-ref> --bfile bingeno \</text:p>
        <text:p text:style-name="P34"><text:s text:c="8"/><text:bookmark-ref text:reference-format="text" text:ref-name="__RefHeading__1594_671551702">logistic</text:bookmark-ref> --correction Bonferroni</text:p>
        <text:h text:style-name="P53" text:outline-level="3">PheWAS on Quantitative Outcomes using Markers with MAF between 10% and 40%</text:h>
        <text:p text:style-name="P34">$ plato <text:bookmark-ref text:reference-format="text" text:ref-name="__RefHeading__1596_671551702">load-data</text:bookmark-ref> --bfile bingeno \</text:p>
        <text:p text:style-name="P34"><text:s text:c="8"/><text:bookmark-ref text:reference-format="text" text:ref-name="__RefHeading__1673_671551702">load-trait</text:bookmark-ref> --file pheno.txt --missing=”-999” \</text:p>
        <text:p text:style-name="P34"><text:s text:c="8"/><text:bookmark-ref text:reference-format="text" text:ref-name="__RefHeading__1665_671551702">filter-maf</text:bookmark-ref> --min 0.1 --max 0.4</text:p>
        <text:p text:style-name="P34"><text:s text:c="8"/><text:bookmark-ref text:reference-format="text" text:ref-name="__RefHeading__1631_671551702">linear</text:bookmark-ref> --phewas --covariates AGE,BMI</text:p>
        <text:h text:style-name="P53" text:outline-level="3">EWAS (No Genetic Data, Quantitative Predictor Variables)</text:h>
        <text:p text:style-name="P34">$ plato <text:bookmark-ref text:reference-format="text" text:ref-name="__RefHeading__1673_671551702">load-trait</text:bookmark-ref> --file pheno.txt --dummy-samples --extra-samples</text:p>
        <text:p text:style-name="P34"><text:s text:c="8"/><text:bookmark-ref text:reference-format="text" text:ref-name="__RefHeading__1594_671551702">logistic</text:bookmark-ref> --exclude-markers --use-traits --outcome PHENO</text:p>
        <text:h text:style-name="P54" text:outline-level="3">Concordance Checking (VCF vs. PED/MAP w/o FID)</text:h>
        <text:p text:style-name="P35">$ plato <text:bookmark-ref text:reference-format="text" text:ref-name="__RefHeading__1596_671551702">load-data</text:bookmark-ref> --vcf-file data.vcf.gz</text:p>
        <text:p text:style-name="P35"><text:s text:c="8"/><text:bookmark-ref text:reference-format="text" text:ref-name="__RefHeading__1629_671551702">concordance</text:bookmark-ref> --file geno --no-fid</text:p>
        <text:h text:style-name="P54" text:outline-level="3">GWAS with Dog Data and Permutation Testing</text:h>
        <text:p text:style-name="P35">$ plato --chroms 38 <text:bookmark-ref text:reference-format="text" text:ref-name="__RefHeading__1596_671551702">load-data</text:bookmark-ref> --file dog_geno</text:p>
        <text:p text:style-name="P35"><text:s text:c="8"/><text:bookmark-ref text:reference-format="text" text:ref-name="__RefHeading__1594_671551702">logistic</text:bookmark-ref> --permutations 1000</text:p>
        <text:h text:style-name="P50" text:outline-level="1"><text:bookmark-start text:name="__RefHeading__1633_671551702"/>PLATO Quick Reference<text:bookmark-end text:name="__RefHeading__1633_671551702"/></text:h>
        <text:p text:style-name="P17"><text:span text:style-name="Default_20_Paragraph_20_Font"><text:span text:style-name="T6">General Options:</text:span></text:span></text:p>
        <text:p text:style-name="P19"><text:span text:style-name="Default_20_Paragraph_20_Font"><text:span text:style-name="T7"><text:bookmark-ref text:reference-format="text" text:ref-name="__RefHeading__2371_671551702">Special Options</text:bookmark-ref></text:span></text:span></text:p>
        <text:p text:style-name="P21"><text:tab/>-h [ --help ]<text:tab/>Display help message</text:p>
        <text:p text:style-name="P21"><text:tab/>-L [ --list-command ]<text:tab/>List all available PLATO commands</text:p>
        <text:p text:style-name="P21"><text:tab/>-C [ --help-command ] cmd<text:tab/>Display help for the given command</text:p>
        <text:p text:style-name="P21"><text:tab/>-v [ --version ]<text:tab/>Display version</text:p>
        <text:p text:style-name="P21"/>
        <text:p text:style-name="P19"><text:span text:style-name="Default_20_Paragraph_20_Font"><text:span text:style-name="T7"><text:bookmark-ref text:reference-format="text" text:ref-name="__RefHeading__2373_671551702">Global Options</text:bookmark-ref></text:span></text:span></text:p>
        <text:p text:style-name="P19"><text:span text:style-name="Default_20_Paragraph_20_Font"><text:span text:style-name="T6"><text:tab/>-f [ --logfile ] arg (=plato.log)</text:span></text:span><text:span text:style-name="Default_20_Paragraph_20_Font"><text:span text:style-name="T6"><text:tab/>Name of the log file </text:span></text:span></text:p>
        <text:p text:style-name="P19"><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21"><text:tab/>--extra-chroms (=X,Y,XY,M-MT)<text:tab/>Comma-separated list of extra chromosomes; dashes indicate aliases</text:p>
        <text:p text:style-name="P18"/>
        <text:p text:style-name="P17"><text:span text:style-name="Default_20_Paragraph_20_Font"><text:span text:style-name="T6">Available Commands:</text:span></text:span></text:p>
        <text:p text:style-name="P19"><text:span text:style-name="Default_20_Paragraph_20_Font"><text:span text:style-name="T8">Data Loading</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19"/>
        <text:p text:style-name="P23">Data Transformation<text:span text:style-name="T14"><text:tab/></text:span></text:p>
        <text:p text:style-name="P23"><text:span text:style-name="Default_20_Paragraph_20_Font"><text:span text:style-name="T15"><text:tab/></text:span></text:span><text:span text:style-name="Default_20_Paragraph_20_Font"><text:span text:style-name="T15"><text:bookmark-ref text:reference-format="text" text:ref-name="__RefHeading__1685_671551702">recode-alleles</text:bookmark-ref></text:span></text:span><text:span text:style-name="Default_20_Paragraph_20_Font"><text:span text:style-name="T15"><text:tab/>Set the referent allele for markers</text:span></text:span></text:p>
        <text:p text:style-name="P19"/>
        <text:p text:style-name="P19"><text:span text:style-name="Default_20_Paragraph_20_Font"><text:span text:style-name="T8">Data Output</text:span></text:span><text:span text:style-name="Default_20_Paragraph_20_Font"><text:span text:style-name="T9"> </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19"/>
        <text:p text:style-name="P22">Filtering</text:p>
        <text:p text:style-name="P19"><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24"/>
        <text:p text:style-name="P22">Analysis</text:p>
        <text:p text:style-name="P19"><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19"><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20"><text:span text:style-name="Default_20_Paragraph_20_Font"><text:span text:style-name="T9"><text:tab/></text:span></text:span><text:span text:style-name="Default_20_Paragraph_20_Font"><text:span text:style-name="T9"><text:bookmark-ref text:reference-format="text" text:ref-name="__RefHeading__2203_1705211626">regress-auto</text:bookmark-ref></text:span></text:span><text:span text:style-name="Default_20_Paragraph_20_Font"><text:span text:style-name="T9"><text:tab/>Perform linear or logistic regression, based on the phenotype</text:span></text:span></text:p>
        <text:h text:style-name="P52" text:outline-level="1"><text:bookmark-start text:name="__RefHeading__270_765549263"/>Installation<text:bookmark-end text:name="__RefHeading__270_765549263"/></text:h>
        <text:p text:style-name="P17">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1039202576519958312" text:style-name="L2">
          <text:list-item>
            <text:p text:style-name="P41">A modern C++ compiler.</text:p>
          </text:list-item>
          <text:list-item>
            <text:p text:style-name="P41">Boost Libraries for C++, version 1.42 or later (http://www.boost.org).</text:p>
          </text:list-item>
          <text:list-item>
            <text:p text:style-name="P41">Gnu Scientific Library (http://www.gnu.org/software/gsl/).</text:p>
          </text:list-item>
          <text:list-item>
            <text:p text:style-name="P41">(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5">$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Compilation and Installation<text:bookmark-end text:name="__RefHeading__278_765549263"/></text:h>
        <text:p text:style-name="Normal">Once the configuration of PLATO is complete, the user can then compile and install the software. <text:s/>To <text:soft-page-break/>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45" text:outline-level="2"><text:bookmark-start text:name="__RefHeading__2083_1750831525"/>Parallel Options<text:bookmark-end text:name="__RefHeading__2083_1750831525"/></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32">$ mpirun -n N plato ...</text:p>
        <text:p text:style-name="P28">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text:p>
        <text:h text:style-name="Heading_20_2" text:outline-level="2"><text:bookmark-start text:name="__RefHeading__2371_671551702"/>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text:soft-page-break/>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text:soft-page-break/>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1866389725831563688" text:style-name="L3">
          <text:list-item>
            <text:p text:style-name="P63"><text:span text:style-name="Default_20_Paragraph_20_Font"><text:span text:style-name="T11">Sample mismatch</text:span></text:span><text:line-break/>A sample is in one dataset but not another</text:p>
          </text:list-item>
          <text:list-item>
            <text:p text:style-name="P63"><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63"><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text:soft-page-break/>--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text:soft-page-break/>--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text:soft-page-break/>but it can be configured to perform an EWAS, GxG, GxE, or PheWAS analysis depending on the options given. <text:s/>See the <text:bookmark-ref text:reference-format="text" text:ref-name="__RefHeading__2050_323500852">Model Generation for Regression</text:bookmark-ref> section for details on how to properly specify the desired analysis type. <text:s/>Additionally, PLATO can perform permutation testing; for details on how to enable this feature, see the <text:bookmark-ref text:reference-format="text" text:ref-name="__RefHeading__2048_323500852">Permutation Testing</text:bookmark-ref> section later in the manual.</text:p>
        <text:p text:style-name="P8"><text:span text:style-name="T11">NOTE:</text:span> This command is MPI-enabl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55" text:outline-level="3">--const-covariates string</text:h>
        <text:p text:style-name="P11">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6471108746977743821" text:style-name="L4">
          <text:list-item>
            <text:p text:style-name="P42"><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42"><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42"><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42"><text:soft-page-break/><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42"><text:span text:style-name="Default_20_Paragraph_20_Font"><text:span text:style-name="T11">Weighted<text:line-break/></text:span></text:span>This encoding is a hybrid between the traditional encodings and the codominant encoding. <text:s/>For each marker, the result from a univariate model (with appropriate covariates) is used to determine an encoding from marker state to the set {0, x, 1}, where x is chosen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Heading_20_3" text:outline-level="3">--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4307784988401112146" text:style-name="L5">
          <text:list-item>
            <text:p text:style-name="P43">Outcome name (if not using the default phenotypic status).</text:p>
          </text:list-item>
          <text:list-item>
            <text:p text:style-name="P43">IDs for the variables of interest.</text:p>
          </text:list-item>
          <text:list-item>
            <text:p text:style-name="P43">For any markers, allele and frequency of the encoded allele, calculated for the individual model. <text:s/>Note that his value may be different for the same marker in different models because of different patterns of missingness.</text:p>
          </text:list-item>
          <text:list-item>
            <text:p text:style-name="P43">The number of missing samples for the model.</text:p>
          </text:list-item>
          <text:list-item>
            <text:p text:style-name="P43">Convergence status (if using the <text:bookmark-ref text:reference-format="text" text:ref-name="__RefHeading__1594_671551702">logistic</text:bookmark-ref> command)</text:p>
          </text:list-item>
          <text:list-item>
            <text:p text:style-name="P43">The coefficient, standard error and p-value for each variable. <text:s/>If testing interactions, the coefficients will be displayed for both the reduced model (main effects only) and the full model (main effects + interaction terms).</text:p>
          </text:list-item>
          <text:list-item>
            <text:p text:style-name="P43">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43"><text:soft-page-break/>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1552573864662892779" text:style-name="L6">
          <text:list-item>
            <text:p text:style-name="P61">PLINK files (ped/map)</text:p>
          </text:list-item>
          <text:list-item>
            <text:p text:style-name="P61">Binary PLINK files (bed/bim/fam)</text:p>
          </text:list-item>
          <text:list-item>
            <text:p text:style-name="P61">Transposed PLINK files (tped/tfam)</text:p>
          </text:list-item>
          <text:list-item>
            <text:p text:style-name="P61">Long-format PLINK files (lgen/map/fam)</text:p>
          </text:list-item>
          <text:list-item>
            <text:p text:style-name="P61">Beagle files</text:p>
          </text:list-item>
          <text:list-item>
            <text:p text:style-name="P62">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text:soft-page-break/>--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text:soft-page-break/>--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text:soft-page-break/>--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text:soft-page-break/>--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56"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56" text:outline-level="3">--no-filter-marker</text:h>
        <text:p text:style-name="P9">By default, PLATO will not load any marker that has a FILTER annotation other than “PASS” or “.”. <text:s/>By setting the option, PLATO will load all markers without regard to the filter status.</text:p>
        <text:h text:style-name="P56" text:outline-level="3"><text:soft-page-break/>--no-filter-geno</text:h>
        <text:p text:style-name="P9">By default, PLATO will set any genotype that has a “FT” annotation other than “PASS” to missing. <text:s/>Including this option will cuase PLATO to load all genotype calls without regard to genotype filter annotation status.</text:p>
        <text:h text:style-name="P56" text:outline-level="3">--vcf-phased</text:h>
        <text:p text:style-name="P9">Setting this option tells PLATO that the data in the VCF file is phased. <text:s/>Note that PLATO will warn the user if the phasing in the VCF file is inconsistent with the options provided.</text:p>
        <text:h text:style-name="P56" text:outline-level="3">--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6">...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text:soft-page-break/>--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text:soft-page-break/>--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text:soft-page-break/>--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text:soft-page-break/>--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text:soft-page-break/>--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6">... (Additional lines truncated) ...</text:p>
        <text:h text:style-name="P57" text:outline-level="3">--input-map</text:h>
        <text:p text:style-name="P10">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57" text:outline-level="3">--map3</text:h>
        <text:p text:style-name="P10">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57" text:outline-level="3"><text:soft-page-break/>--out string</text:h>
        <text:p text:style-name="P10">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57" text:outline-level="3">--output-map</text:h>
        <text:p text:style-name="P10">Prints the output above in extended map format. <text:s/>This may be useful as part of a pipeline including other tools.</text:p>
        <text:h text:style-name="P46" text:outline-level="2"><text:bookmark-start text:name="__RefHeading__2203_1705211626"/>regress-auto<text:bookmark-end text:name="__RefHeading__2203_1705211626"/></text:h>
        <text:p text:style-name="P16">This command will perform either a linear or logistic regression based on the phenotype provided to PLATO. <text:s/>If there are exactly two non-missing phenotypes, this command will perform a logistic regression, as used in the <text:bookmark-ref text:reference-format="text" text:ref-name="__RefHeading__1594_671551702">logistic</text:bookmark-ref> command. <text:s/>If there are more than two unique non-missing phenotypes, this command will perform a linear regression, as in the <text:bookmark-ref text:reference-format="text" text:ref-name="__RefHeading__1631_671551702">linear</text:bookmark-ref> command. <text:s/>The output of the regression will include a column indicating the type of regression performed for each model in addition to all of the output columns of the <text:bookmark-ref text:reference-format="text" text:ref-name="__RefHeading__1594_671551702">logistic</text:bookmark-ref> command. <text:s/>For linear regression models, the “Converged” column will always be 1, as all linear regressions are not iterative, and so they will always “converge” in one step.</text:p>
        <text:p text:style-name="P64">Note that this command may be dangerous, as it can be difficult to compare linear and logistic regression results in a statistically meaningful way.</text:p>
        <text:h text:style-name="P59" text:outline-level="3"><text:bookmark-start text:name="__RefHeading__10154_1705211626"/>--linear string<text:bookmark-end text:name="__RefHeading__10154_1705211626"/></text:h>
        <text:p text:style-name="P65">This option takes a comma-separated list of trait variables for which PLATO should perform <text:bookmark-ref text:reference-format="text" text:ref-name="__RefHeading__1631_671551702">linear</text:bookmark-ref> regression, regardless of the number of non-missing phenotypes. <text:s/>The variables provided to this option and “--logistic” <text:bookmark-ref text:reference-format="direction" text:ref-name="__RefHeading__10151_1705211626">below</text:bookmark-ref> must be mutually exclusive and given in the “--outcome” option if “--phewas” is not provided. <text:s/>This option may be specified more than once.</text:p>
        <text:h text:style-name="P59" text:outline-level="3"><text:bookmark-start text:name="__RefHeading__10151_1705211626"/>--logistic string<text:bookmark-end text:name="__RefHeading__10151_1705211626"/></text:h>
        <text:p text:style-name="P65">This option takes a comma-separated list of trait variables for which PLATO should perform <text:bookmark-ref text:reference-format="text" text:ref-name="__RefHeading__1594_671551702">logistic</text:bookmark-ref> regression, regardless of the number of phenotypes. The variables provided to this option and “--linear” <text:s/><text:bookmark-ref text:reference-format="direction" text:ref-name="__RefHeading__10154_1705211626">above</text:bookmark-ref> must be mutually exclusive and given in the “--outcome” option if “--phewas” is not provided. <text:s/>This option may be specified more than once.</text:p>
        <text:h text:style-name="Heading_20_1" text:outline-level="1"><text:bookmark-start text:name="__RefHeading__2044_323500852"/>Advanced Topics<text:bookmark-end text:name="__RefHeading__2044_323500852"/></text:h>
        <text:h text:style-name="Heading_20_2" text:outline-level="2"><text:bookmark-start text:name="__RefHeading__2046_323500852"/>Pre-Filtering Data<text:bookmark-end text:name="__RefHeading__2046_323500852"/></text:h>
        <text:p text:style-name="P13">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text:soft-page-break/>in any model or later analysis step. <text:s/>While these options can reduce the memory footprint of PLATO, they will not reduce the time to load data, as the entire dataset must be read in order to ensure correct loading of all data.</text:p>
        <text:h text:style-name="P58" text:outline-level="3">--chrom string</text:h>
        <text:p text:style-name="P13">This argument gives a comma-separated list of chromosomes to load data for. <text:s/>If not given, PLATO will load data for all chromosomes.</text:p>
        <text:h text:style-name="P58" text:outline-level="3">--bp-window srting</text:h>
        <text:p text:style-name="P13">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58" text:outline-level="3">--incl-marker string</text:h>
        <text:p text:style-name="P13">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58" text:outline-level="3">--excl-marker string</text:h>
        <text:p text:style-name="P13">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58" text:outline-level="3">--incl-marker-fn string</text:h>
        <text:p text:style-name="P13">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58" text:outline-level="3">--excl-marker-fn string</text:h>
        <text:p text:style-name="P13">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58" text:outline-level="3">--incl-sample string</text:h>
        <text:p text:style-name="P13">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text:soft-page-break/>separated. <text:s/>For this reason, the user may need to enclose this argument in quotes. <text:s/>This option may be specified more than once.</text:p>
        <text:h text:style-name="P58" text:outline-level="3">--excl-sample string</text:h>
        <text:p text:style-name="P13">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2048_323500852"/>Permutation Testing<text:bookmark-end text:name="__RefHeading__2048_323500852"/></text:h>
        <text:p text:style-name="P13">PLATO offers permutation testing for calculation of the p-value of a model in addition to the parametric p-value calculation inherent with the regression models. <text:s/>The p-value for a given model is 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13">The following options control the behavior and output of the permutations run by PLATO.</text:p>
        <text:h text:style-name="P58" text:outline-level="3">--permutations int (=0)</text:h>
        <text:p text:style-name="P13">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58" text:outline-level="3">--permu-seed int</text:h>
        <text:p text:style-name="P13">This argument allows for repeatability of results by specifying the initial seed for the random number generator used to initialize the permutations. <text:s/>If no seed is given, one will be generated at random and reported to the user.</text:p>
        <text:h text:style-name="P58" text:outline-level="3">--permu-thresh float (=0.05)</text:h>
        <text:p text:style-name="P13">PLATO will print detailed permutation results for all permuted models whose p-value falls below this threshold. <text:s/>Be aware that increasing this threshold can dramatically increase the storage requirements.</text:p>
        <text:h text:style-name="P58" text:outline-level="3">--permu-detail-fn string (=permutation-detail.txt)</text:h>
        <text:p text:style-name="P13">This is the name of the file that PLATO will print the detailed permutation output to. <text:s/>To disable this output, set this argument equal to the empty string (“”).</text:p>
        <text:h text:style-name="P58" text:outline-level="3"><text:soft-page-break/>--permu-pval-fn string (=permutation-pval.txt)</text:h>
        <text:p text:style-name="P13">PLATO will print all p-values of all permuted models in this file, one per line. <text:s/>The p-values printed will be sorted, with the following “special” p-values as flags with the following interpretation:</text:p>
        <text:list xml:id="list8003955551660518859" text:style-name="L7">
          <text:list-item>
            <text:p text:style-name="P40">2<text:span text:style-name="T13">: Calculation of the permuted model failed</text:span></text:p>
          </text:list-item>
          <text:list-item>
            <text:p text:style-name="P40">3<text:span text:style-name="T13">: Could not run permuted model (typically, too many missing values)</text:span></text:p>
          </text:list-item>
        </text:list>
        <text:h text:style-name="P58" text:outline-level="3">--permu-run-full</text:h>
        <text:p text:style-name="P13">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P47" text:outline-level="2"><text:bookmark-start text:name="__RefHeading__2050_323500852"/>Model Generation for Regression<text:bookmark-end text:name="__RefHeading__2050_323500852"/></text:h>
        <text:p text:style-name="P14">PLATO can test a variety of models in the regression procedures. <text:s/>Typically, models are generated by iterating over the dataset and running a separate regression for each model generated. <text:s/>The manner in which the user iterates over the dataset will determine the type of analysis being run, with possibilities being GWAS, EWAS, GxE, GxG, and many others. <text:s/>Alternatively, the user can individually specify the models to be run, which can be helpful in the case of a targeted subset of models.</text:p>
        <text:p text:style-name="P15">The options below are used by the regression options, <text:bookmark-ref text:reference-format="text" text:ref-name="__RefHeading__1631_671551702">linear</text:bookmark-ref> and <text:bookmark-ref text:reference-format="text" text:ref-name="__RefHeading__1594_671551702">logistic</text:bookmark-ref>. <text:s/>The <text:bookmark-ref text:reference-format="text" text:ref-name="__RefHeading__2078_418424707">Model Generation Summary</text:bookmark-ref> section provides a good summary of the combination of these options and the resultant analysis that can be run using PLATO.</text:p>
        <text:h text:style-name="P58" text:outline-level="3">--models string</text:h>
        <text:p text:style-name="P13">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P27"># This is a comment, and ignored</text:p>
        <text:p text:style-name="P27"># All models have 2 markers + a trait</text:p>
        <text:p text:style-name="P27">rs122483<text:tab/>chr1:342864<text:tab/><text:tab/>BMI</text:p>
        <text:p text:style-name="P27">chr2:86302<text:tab/>chr4:47290<text:tab/><text:tab/>LDL</text:p>
        <text:p text:style-name="P27"># Note that order of the variables doesn't matter</text:p>
        <text:p text:style-name="P27">LDL<text:tab/><text:tab/>rs347290<text:tab/><text:tab/>3:12386</text:p>
        <text:p text:style-name="P27"># Also, RSIDs are case insensitive and “chr” is optional for a chrom.</text:p>
        <text:p text:style-name="P27">Rs122483<text:tab/>BMI<text:tab/><text:tab/><text:tab/>4:47290</text:p>
        <text:p text:style-name="P13">Note that this argument can be given multiple times, and if given, will override any automated model generation.</text:p>
        <text:h text:style-name="P58" text:outline-level="3">--exclude-markers</text:h>
        <text:p text:style-name="P13">If given, automatically generated models will not include markers. <text:s/>This is useful for an EWAS or an <text:soft-page-break/>ExE analysis.</text:p>
        <text:h text:style-name="P58" text:outline-level="3">--use-traits</text:h>
        <text:p text:style-name="P13">If given, will include the traits not listed as covariates in the models to be generated.</text:p>
        <text:h text:style-name="P58" text:outline-level="3">--pairwise</text:h>
        <text:p text:style-name="P13">Generate exhaustive pairwise models.</text:p>
        <text:h text:style-name="P58" text:outline-level="3">--incl-traits string</text:h>
        <text:p text:style-name="P13">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P58" text:outline-level="3">--excl-traits string</text:h>
        <text:p text:style-name="P13">Gives a comma-separated list of traits to exclude from analysis when generating models. <text:s/>This argument may be given multiple times and supersedes “--incl-traits”.</text:p>
        <text:h text:style-name="P58" text:outline-level="3">--incl-markers string</text:h>
        <text:p text:style-name="P13">Gives a comma-separated list of markers to include in the model generation. <text:s/>This argument may be given multiple times, and is especially helpful when used in conjunction with the “--one-sided” argument.</text:p>
        <text:h text:style-name="P58" text:outline-level="3">--one-sided</text:h>
        <text:p text:style-name="P13">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P58" text:outline-level="3"><text:bookmark-start text:name="__RefHeading__2078_418424707"/>Model Generation Summary<text:bookmark-end text:name="__RefHeading__2078_418424707"/></text:h>
        <text:p text:style-name="P13">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P37">--exclude-markers</text:p>
              </table:table-cell>
              <table:table-cell table:style-name="Table1.A1" office:value-type="string">
                <text:p text:style-name="P37">--use-traits</text:p>
              </table:table-cell>
              <table:table-cell table:style-name="Table1.A1" office:value-type="string">
                <text:p text:style-name="P37">--pairwise</text:p>
              </table:table-cell>
              <table:table-cell table:style-name="Table1.A1" office:value-type="string">
                <text:p text:style-name="P37">--one-sided</text:p>
              </table:table-cell>
              <table:table-cell table:style-name="Table1.E1" office:value-type="string">
                <text:p text:style-name="P37">Analysis</text:p>
              </table:table-cell>
            </table:table-row>
          </table:table-header-rows>
          <table:table-row table:style-name="Table1.2">
            <table:table-cell table:style-name="Table1.A2" office:value-type="string">
              <text:p text:style-name="P36">N</text:p>
            </table:table-cell>
            <table:table-cell table:style-name="Table1.A2" office:value-type="string">
              <text:p text:style-name="P36">N</text:p>
            </table:table-cell>
            <table:table-cell table:style-name="Table1.A2" office:value-type="string">
              <text:p text:style-name="P36">N</text:p>
            </table:table-cell>
            <table:table-cell table:style-name="Table1.A2" office:value-type="string">
              <text:p text:style-name="P36">N</text:p>
            </table:table-cell>
            <table:table-cell table:style-name="Table1.E2" office:value-type="string">
              <text:p text:style-name="P36">GWAS</text:p>
            </table:table-cell>
          </table:table-row>
          <table:table-row table:style-name="Table1.2">
            <table:table-cell table:style-name="Table1.A2" office:value-type="string">
              <text:p text:style-name="P36">N</text:p>
            </table:table-cell>
            <table:table-cell table:style-name="Table1.A2" office:value-type="string">
              <text:p text:style-name="P36">Y</text:p>
            </table:table-cell>
            <table:table-cell table:style-name="Table1.A2" office:value-type="string">
              <text:p text:style-name="P36">N</text:p>
            </table:table-cell>
            <table:table-cell table:style-name="Table1.A2" office:value-type="string">
              <text:p text:style-name="P36">N</text:p>
            </table:table-cell>
            <table:table-cell table:style-name="Table1.E2" office:value-type="string">
              <text:p text:style-name="P36">GxE</text:p>
            </table:table-cell>
          </table:table-row>
          <table:table-row table:style-name="Table1.2">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N</text:p>
            </table:table-cell>
            <table:table-cell table:style-name="Table1.A2" office:value-type="string">
              <text:p text:style-name="P36">N</text:p>
            </table:table-cell>
            <table:table-cell table:style-name="Table1.E2" office:value-type="string">
              <text:p text:style-name="P36">EWAS</text:p>
            </table:table-cell>
          </table:table-row>
          <table:table-row table:style-name="Table1.2">
            <table:table-cell table:style-name="Table1.A2" office:value-type="string">
              <text:p text:style-name="P36">N</text:p>
            </table:table-cell>
            <table:table-cell table:style-name="Table1.A2" office:value-type="string">
              <text:p text:style-name="P36">N</text:p>
            </table:table-cell>
            <table:table-cell table:style-name="Table1.A2" office:value-type="string">
              <text:p text:style-name="P36">Y</text:p>
            </table:table-cell>
            <table:table-cell table:style-name="Table1.A2" office:value-type="string">
              <text:p text:style-name="P36">N</text:p>
            </table:table-cell>
            <table:table-cell table:style-name="Table1.E2" office:value-type="string">
              <text:p text:style-name="P36">GxG</text:p>
            </table:table-cell>
          </table:table-row>
          <table:table-row table:style-name="Table1.2">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N</text:p>
            </table:table-cell>
            <table:table-cell table:style-name="Table1.E2" office:value-type="string">
              <text:p text:style-name="P36">ExE</text:p>
            </table:table-cell>
          </table:table-row>
          <text:soft-page-break/>
          <table:table-row table:style-name="Table1.2">
            <table:table-cell table:style-name="Table1.A2" office:value-type="string">
              <text:p text:style-name="P36">N</text:p>
            </table:table-cell>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N</text:p>
            </table:table-cell>
            <table:table-cell table:style-name="Table1.E2" office:value-type="string">
              <text:p text:style-name="P36">GxGxE</text:p>
            </table:table-cell>
          </table:table-row>
          <table:table-row table:style-name="Table1.2">
            <table:table-cell table:style-name="Table1.A2" office:value-type="string">
              <text:p text:style-name="P36">N</text:p>
            </table:table-cell>
            <table:table-cell table:style-name="Table1.A2" office:value-type="string">
              <text:p text:style-name="P36">N</text:p>
            </table:table-cell>
            <table:table-cell table:style-name="Table1.A2" office:value-type="string">
              <text:p text:style-name="P36">Y</text:p>
            </table:table-cell>
            <table:table-cell table:style-name="Table1.A2" office:value-type="string">
              <text:p text:style-name="P36">Y</text:p>
            </table:table-cell>
            <table:table-cell table:style-name="Table1.E2" office:value-type="string">
              <text:p text:style-name="P36">Focused GxG</text:p>
            </table:table-cell>
          </table:table-row>
          <table:table-row table:style-name="Table1.2">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Y</text:p>
            </table:table-cell>
            <table:table-cell table:style-name="Table1.E2" office:value-type="string">
              <text:p text:style-name="P36">Focused ExE</text:p>
            </table:table-cell>
          </table:table-row>
          <table:table-row table:style-name="Table1.2">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Y</text:p>
            </table:table-cell>
            <table:table-cell table:style-name="Table1.A2" office:value-type="string">
              <text:p text:style-name="P36">Y</text:p>
            </table:table-cell>
            <table:table-cell table:style-name="Table1.E2" office:value-type="string">
              <text:p text:style-name="P36">Focused GxGxE</text:p>
            </table:table-cell>
          </table:table-row>
          <table:table-row table:style-name="Table1.2">
            <table:table-cell table:style-name="Table1.A2" office:value-type="string">
              <text:p text:style-name="P36">Y</text:p>
            </table:table-cell>
            <table:table-cell table:style-name="Table1.A2" office:value-type="string">
              <text:p text:style-name="P36">N</text:p>
            </table:table-cell>
            <table:table-cell table:style-name="Table1.A2" office:value-type="string">
              <text:p text:style-name="P36">*</text:p>
            </table:table-cell>
            <table:table-cell table:style-name="Table1.A2" office:value-type="string">
              <text:p text:style-name="P36">*</text:p>
            </table:table-cell>
            <table:table-cell table:style-name="Table1.E2" office:value-type="string">
              <text:p text:style-name="P36">Error</text:p>
            </table:table-cell>
          </table:table-row>
          <table:table-row table:style-name="Table1.2">
            <table:table-cell table:style-name="Table1.A2" office:value-type="string">
              <text:p text:style-name="P36">*</text:p>
            </table:table-cell>
            <table:table-cell table:style-name="Table1.A2" office:value-type="string">
              <text:p text:style-name="P36">*</text:p>
            </table:table-cell>
            <table:table-cell table:style-name="Table1.A2" office:value-type="string">
              <text:p text:style-name="P36">N</text:p>
            </table:table-cell>
            <table:table-cell table:style-name="Table1.A2" office:value-type="string">
              <text:p text:style-name="P36">Y</text:p>
            </table:table-cell>
            <table:table-cell table:style-name="Table1.E2" office:value-type="string">
              <text:p text:style-name="P36">Error</text:p>
            </table:table-cell>
          </table:table-row>
        </table:table>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in" fo:margin-top="0in" fo:margin-bottom="0in" style:contextual-spacing="false" style:line-height-at-least="0.139in" fo:hyphenation-ladder-count="no-limit" fo:text-indent="-0.25in" style:auto-text-indent="false" style:vertical-align="baseline">
        <style:tab-stops/>
      </style:paragraph-properties>
      <style:text-properties style:font-name="Courier New" fo:font-size="11pt"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598in" fo:margin-bottom="0.0201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22</meta:editing-cycles>
    <meta:editing-duration>P2DT21H1M11S</meta:editing-duration>
    <dc:date>2014-08-27T11:29:29</dc:date>
    <dc:creator>JOHN WALLACE</dc:creator>
    <meta:document-statistic meta:table-count="1" meta:image-count="0" meta:object-count="0" meta:page-count="30" meta:paragraph-count="589" meta:word-count="9528" meta:character-count="58226" meta:non-whitespace-character-count="49178"/>
  </office:meta>
</office:document-meta>
</file>